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27cm" svg:stroke-color="#000000" draw:marker-start-width="0.432cm" draw:marker-end="" draw:marker-end-width="0.432cm" draw:stroke-linejoin="miter" draw:fill="none" draw:fill-color="#ffffff" draw:textarea-horizontal-align="left" draw:textarea-vertical-align="top" draw:auto-grow-height="true" fo:padding-top="0.05cm" fo:padding-bottom="0.05cm" fo:padding-left="0.05cm" fo:padding-right="0.05cm" fo:wrap-option="wrap" draw:shadow="hidden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867cm" fo:min-width="3.735cm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5.988cm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5.967cm" fo:padding-top="0cm" fo:padding-bottom="0cm" fo:padding-left="0cm" fo:padding-right="0cm" fo:wrap-option="wrap" draw:shadow="hidden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6.085cm" fo:padding-top="0cm" fo:padding-bottom="0cm" fo:padding-left="0cm" fo:padding-right="0cm" fo:wrap-option="wrap" draw:shadow="hidden"/>
    </style:style>
    <style:style style:name="gr6" style:family="graphic" style:parent-style-name="standard">
      <style:graphic-properties draw:stroke="solid" svg:stroke-width="0.127cm" svg:stroke-color="#000000" draw:marker-start-width="0.432cm" draw:marker-end="Arrow_20_concave" draw:marker-end-width="0.432cm" draw:marker-end-center="false" draw:stroke-linejoin="miter" draw:fill="none" draw:fill-color="#ffffff" draw:textarea-horizontal-align="left" draw:textarea-vertical-align="top" draw:auto-grow-height="true" fo:padding-top="0.05cm" fo:padding-bottom="0.05cm" fo:padding-left="0.05cm" fo:padding-right="0.05cm" fo:wrap-option="no-wrap" draw:shadow="hidden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10.738cm" fo:padding-top="0cm" fo:padding-bottom="0cm" fo:padding-left="0cm" fo:padding-right="0cm" fo:wrap-option="wrap" draw:shadow="hidden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7cm" fo:min-width="3.444cm" fo:padding-top="0cm" fo:padding-bottom="0cm" fo:padding-left="0cm" fo:padding-right="0cm" fo:wrap-option="wrap" draw:shadow="hidden"/>
    </style:style>
    <style:style style:name="gr9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867cm" fo:min-width="4.739cm" fo:padding-top="0cm" fo:padding-bottom="0cm" fo:padding-left="0cm" fo:padding-right="0cm" fo:wrap-option="wrap" draw:shadow="hidden"/>
    </style:style>
    <style:style style:name="gr10" style:family="graphic" style:parent-style-name="standard">
      <style:graphic-properties draw:stroke="dash" draw:stroke-dash="Dash_20_2" svg:stroke-width="0.127cm" svg:stroke-color="#000000" draw:marker-start-width="0.432cm" draw:marker-end="" draw:marker-end-width="0.432cm" draw:stroke-linejoin="miter" draw:fill="none" draw:fill-color="#ffffff" draw:textarea-horizontal-align="left" draw:textarea-vertical-align="top" draw:auto-grow-height="true" fo:padding-top="0.05cm" fo:padding-bottom="0.05cm" fo:padding-left="0.05cm" fo:padding-right="0.05cm" fo:wrap-option="wrap" draw:shadow="hidden"/>
    </style:style>
    <style:style style:name="gr11" style:family="graphic" style:parent-style-name="standard">
      <style:graphic-properties draw:stroke="solid" svg:stroke-width="0.127cm" svg:stroke-color="#000000" draw:marker-start-width="0.432cm" draw:marker-end-width="0.178cm" draw:stroke-linejoin="miter" draw:fill="none" draw:fill-color="#ffffff" draw:textarea-horizontal-align="left" draw:textarea-vertical-align="top" draw:auto-grow-height="true" fo:padding-top="0.05cm" fo:padding-bottom="0.05cm" fo:padding-left="0.05cm" fo:padding-right="0.05cm" fo:wrap-option="wrap" draw:shadow="hidden"/>
    </style:style>
    <style:style style:name="gr12" style:family="graphic" style:parent-style-name="standard">
      <style:graphic-properties draw:stroke="solid" svg:stroke-width="0.127cm" svg:stroke-color="#000000" draw:marker-start-width="0.432cm" draw:marker-end="Arrow_20_concave" draw:marker-end-width="0.432cm" draw:marker-end-center="false" draw:stroke-linejoin="miter" draw:fill="none" draw:fill-color="#ffffff" draw:textarea-horizontal-align="left" draw:textarea-vertical-align="top" draw:auto-grow-height="true" fo:padding-top="0.05cm" fo:padding-bottom="0.05cm" fo:padding-left="0.05cm" fo:padding-right="0.05cm" fo:wrap-option="wrap" draw:shadow="hidden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867cm" fo:min-width="3.735cm" fo:padding-top="0cm" fo:padding-bottom="0cm" fo:padding-left="0cm" fo:padding-right="0cm" fo:wrap-option="wrap" draw:shadow="hidden"/>
    </style:style>
    <style:style style:name="gr14" style:family="graphic" style:parent-style-name="standard">
      <style:graphic-properties draw:stroke="solid" svg:stroke-width="0.127cm" svg:stroke-color="#000000" draw:marker-start="" draw:marker-start-width="0.432cm" draw:marker-end="Arrow_20_concave" draw:marker-end-width="0.432cm" draw:marker-end-center="false" draw:stroke-linejoin="miter" draw:fill="none" draw:fill-color="#ffffff" draw:textarea-horizontal-align="left" draw:textarea-vertical-align="top" draw:auto-grow-height="true" fo:padding-top="0.05cm" fo:padding-bottom="0.05cm" fo:padding-left="0.05cm" fo:padding-right="0.05cm" fo:wrap-option="wrap" draw:shadow="hidden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9.125cm" fo:padding-top="0cm" fo:padding-bottom="0cm" fo:padding-left="0cm" fo:padding-right="0cm" fo:wrap-option="wrap" draw:shadow="hidden"/>
    </style:style>
    <style:style style:name="gr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7cm" fo:min-width="3.444cm" fo:padding-top="0cm" fo:padding-bottom="0cm" fo:padding-left="0cm" fo:padding-right="0cm" fo:wrap-option="wrap" draw:shadow="hidden"/>
    </style:style>
    <style:style style:name="gr17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867cm" fo:min-width="4.739cm" fo:padding-top="0cm" fo:padding-bottom="0cm" fo:padding-left="0cm" fo:padding-right="0cm" fo:wrap-option="wrap" draw:shadow="hidden"/>
    </style:style>
    <style:style style:name="gr18" style:family="graphic" style:parent-style-name="standard">
      <style:graphic-properties draw:stroke="dash" draw:stroke-dash="Dash_20_2" svg:stroke-width="0.127cm" svg:stroke-color="#000000" draw:marker-start-width="0.432cm" draw:marker-end-width="0.178cm" draw:stroke-linejoin="miter" draw:fill="none" draw:fill-color="#ffffff" draw:textarea-horizontal-align="left" draw:textarea-vertical-align="top" draw:auto-grow-height="true" fo:padding-top="0.05cm" fo:padding-bottom="0.05cm" fo:padding-left="0.05cm" fo:padding-right="0.0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family="Times" style:font-family-generic="decorative" style:font-pitch="variable" fo:font-size="18pt" fo:font-style="italic" style:font-size-asian="18pt" style:font-size-complex="18pt"/>
    </style:style>
    <style:style style:name="T4" style:family="text">
      <style:text-properties style:text-position="-25% 58%" fo:font-family="Times" style:font-family-generic="decorative" style:font-pitch="variable" fo:font-size="18pt" style:font-size-asian="18pt" style:font-size-complex="18pt"/>
    </style:style>
    <style:style style:name="T5" style:family="text">
      <style:text-properties fo:font-size="16pt" fo:language="en" fo:country="US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family="Times" style:font-family-generic="decorative" style:font-pitch="variable" fo:font-size="16pt" fo:font-style="italic" style:font-size-asian="16pt" style:font-size-complex="16pt"/>
    </style:style>
    <style:style style:name="T8" style:family="text">
      <style:text-properties style:text-position="-25% 58%" fo:font-size="16pt" style:font-size-asian="16pt" style:font-size-complex="16pt"/>
    </style:style>
    <style:style style:name="T9" style:family="text">
      <style:text-properties fo:font-family="Symbol" style:font-family-generic="decorative" style:font-pitch="variable" style:font-charset="x-symbol" fo:font-size="18pt" fo:language="en" fo:country="US" style:font-size-asian="18pt" style:font-size-complex="18pt"/>
    </style:style>
    <style:style style:name="T10" style:family="text">
      <style:text-properties fo:font-size="18pt" fo:language="en" fo:country="US" fo:font-style="italic" style:font-size-asian="18pt" style:font-size-complex="18pt"/>
    </style:style>
    <style:style style:name="T11" style:family="text">
      <style:text-properties style:text-position="-25% 58%" fo:font-size="18pt" fo:language="en" fo:country="US" style:font-size-asian="18pt" style:font-size-complex="18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family="Times" style:font-family-generic="decorative" style:font-pitch="variable" fo:font-size="18pt" fo:language="en" fo:country="US" fo:font-style="italic" style:font-size-asian="18pt" style:font-size-complex="18pt"/>
    </style:style>
    <style:style style:name="T14" style:family="text">
      <style:text-properties style:text-position="-25% 58%" fo:font-family="Times" style:font-family-generic="decorative" style:font-pitch="variable" fo:font-size="18pt" fo:language="en" fo:country="US" style:font-size-asian="18pt" style:font-size-complex="18pt"/>
    </style:style>
    <style:style style:name="T15" style:family="text">
      <style:text-properties fo:font-family="Symbol" style:font-family-generic="decorative" style:font-pitch="variable" style:font-charset="x-symbol" fo:font-size="18pt" fo:language="en" fo:country="US" fo:font-style="italic" style:font-size-asian="18pt" style:font-size-complex="18pt"/>
    </style:style>
    <style:style style:name="T16" style:family="text">
      <style:text-properties fo:font-family="Times" style:font-family-generic="decorative" style:font-pitch="variable" fo:font-size="18pt" fo:language="en" fo:country="US" style:font-size-asian="18pt" style:font-size-complex="18pt"/>
    </style:style>
    <style:style style:name="T17" style:family="text">
      <style:text-properties fo:font-size="16pt" fo:font-style="italic" style:font-size-asian="16pt" style:font-size-complex="16pt"/>
    </style:style>
    <text:list-style style:name="L1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">
        <style:text-properties fo:font-family="Symbol" style:font-family-generic="decorative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6.095cm" svg:y1="5.224cm" svg:x2="21.174cm" svg:y2="5.224cm">
          <text:p/>
        </draw:line>
        <draw:line draw:style-name="gr1" draw:text-style-name="P1" draw:layer="layout" svg:x1="16.095cm" svg:y1="9.034cm" svg:x2="21.174cm" svg:y2="9.034cm">
          <text:p/>
        </draw:line>
        <draw:custom-shape draw:style-name="gr2" draw:text-style-name="P3" draw:layer="layout" svg:width="3.735cm" svg:height="0.867cm" svg:x="18.866cm" svg:y="2.896cm">
          <text:p text:style-name="P2"><text:span text:style-name="T1">Excitation </text:span><text:span text:style-name="T2">h</text:span><text:span text:style-name="T3">v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88cm" svg:height="0.677cm" svg:x="18.681cm" svg:y="9.034cm">
          <text:p text:style-name="P2"><text:span text:style-name="T5">Ground vibrational 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967cm" svg:height="0.677cm" svg:x="18.676cm" svg:y="4.289cm">
          <text:p text:style-name="P2"><text:span text:style-name="T5">Excited vibrational stat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085cm" svg:height="0.677cm" svg:x="18.679cm" svg:y="1.537cm">
          <text:p text:style-name="P2"><text:span text:style-name="T5">“</text:span><text:span text:style-name="T5">Virtual” vibrational stat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364cm" svg:y1="1.414cm" svg:x2="17.364cm" svg:y2="9.034cm">
          <text:p/>
        </draw:line>
        <draw:custom-shape draw:style-name="gr7" draw:text-style-name="P3" draw:layer="layout" svg:width="10.738cm" svg:height="1.017cm" svg:x="13.667cm" svg:y="11.045cm">
          <text:p text:style-name="P2">Raman process (anti-Stokes)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444cm" svg:height="0.77cm" svg:x="13.436cm" svg:y="2.472cm">
          <text:p text:style-name="P2"><text:span text:style-name="T6">Scattering h</text:span><text:span text:style-name="T7">v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9cm" svg:height="0.867cm" svg:x="18.269cm" svg:y="6.706cm">
          <text:p text:style-name="P4"><text:span text:style-name="T9"></text:span><text:span text:style-name="T10">E</text:span><text:span text:style-name="T11">Raman</text:span><text:span text:style-name="T10"> = h</text:span><text:span text:style-name="T12">(</text:span><text:span text:style-name="T13">v</text:span><text:span text:style-name="T14">1</text:span><text:span text:style-name="T15"> </text:span><text:span text:style-name="T13">v</text:span><text:span text:style-name="T14">2</text:span><text:span text:style-name="T16">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5.927cm" svg:y1="1.414cm" svg:x2="20.16cm" svg:y2="1.414cm">
          <text:p/>
        </draw:line>
        <draw:line draw:style-name="gr6" draw:text-style-name="P1" draw:layer="layout" svg:x1="18.423cm" svg:y1="5.224cm" svg:x2="18.423cm" svg:y2="1.414cm">
          <text:p/>
        </draw:line>
        <draw:line draw:style-name="gr11" draw:text-style-name="P1" draw:layer="layout" svg:x1="3.608cm" svg:y1="5.163cm" svg:x2="8.688cm" svg:y2="5.163cm">
          <text:p/>
        </draw:line>
        <draw:line draw:style-name="gr11" draw:text-style-name="P1" draw:layer="layout" svg:x1="3.608cm" svg:y1="8.973cm" svg:x2="8.688cm" svg:y2="8.973cm">
          <text:p/>
        </draw:line>
        <draw:line draw:style-name="gr12" draw:text-style-name="P1" draw:layer="layout" svg:x1="5.936cm" svg:y1="8.973cm" svg:x2="5.936cm" svg:y2="1.353cm">
          <text:p/>
        </draw:line>
        <draw:custom-shape draw:style-name="gr13" draw:text-style-name="P3" draw:layer="layout" svg:width="3.735cm" svg:height="0.867cm" svg:x="6.211cm" svg:y="6.221cm">
          <text:p text:style-name="P2"><text:span text:style-name="T1">Excitation </text:span><text:span text:style-name="T2">h</text:span><text:span text:style-name="T3">v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88cm" svg:height="0.677cm" svg:x="6.194cm" svg:y="8.973cm">
          <text:p text:style-name="P2"><text:span text:style-name="T5">Ground vibrational 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967cm" svg:height="0.677cm" svg:x="6.19cm" svg:y="4.228cm">
          <text:p text:style-name="P2"><text:span text:style-name="T5">Excited vibrational stat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085cm" svg:height="0.677cm" svg:x="6.192cm" svg:y="1.476cm">
          <text:p text:style-name="P2"><text:span text:style-name="T5">“</text:span><text:span text:style-name="T5">Virtual” vibrational state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.922cm" svg:y1="1.353cm" svg:x2="4.922cm" svg:y2="5.163cm">
          <text:p/>
        </draw:line>
        <draw:custom-shape draw:style-name="gr15" draw:text-style-name="P3" draw:layer="layout" svg:width="9.125cm" svg:height="1.017cm" svg:x="2.054cm" svg:y="10.984cm">
          <text:p text:style-name="P2">Raman process (Stokes)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444cm" svg:height="0.77cm" svg:x="0.948cm" svg:y="2.411cm">
          <text:p text:style-name="P2"><text:span text:style-name="T6">Scattering </text:span><text:span text:style-name="T17">h</text:span><text:span text:style-name="T7">v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4.9cm" svg:height="0.867cm" svg:x="0.322cm" svg:y="6.644cm">
          <text:p text:style-name="P4"><text:span text:style-name="T9"></text:span><text:span text:style-name="T10">E</text:span><text:span text:style-name="T11">Raman</text:span><text:span text:style-name="T10"> = h</text:span><text:span text:style-name="T12">(</text:span><text:span text:style-name="T13">v</text:span><text:span text:style-name="T14">1</text:span><text:span text:style-name="T15"> </text:span><text:span text:style-name="T13">v</text:span><text:span text:style-name="T14">2</text:span><text:span text:style-name="T16">)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3.44cm" svg:y1="1.353cm" svg:x2="7.673cm" svg:y2="1.3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msArrowOpenEnd_20_5" draw:display-name="msArrowOpenEnd 5" svg:viewBox="0 0 315 315" svg:d="m157 0 158 286-48 29-110-202-110 202-47-29z"/>
    <draw:stroke-dash draw:name="Dash_20_2" draw:display-name="Dash 2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2T20:32:10</meta:creation-date>
    <dc:creator>Jussi Eloranta</dc:creator>
    <dc:date>2007-04-02T20:37:21</dc:date>
    <dc:language>en-US</dc:language>
    <meta:editing-cycles>4</meta:editing-cycles>
    <meta:editing-duration>PT5M1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